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L (R1)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office:value-type="string" calcext:value-type="string">
            <text:p>ppm</text:p>
          </table:table-cell>
          <table:table-cell office:value-type="string" calcext:value-type="string">
            <text:p>rs/r0</text:p>
          </table:table-cell>
          <table:table-cell office:value-type="string" calcext:value-type="string">
            <text:p>logppm</text:p>
          </table:table-cell>
        </table:table-row>
        <table:table-row table:style-name="ro1">
          <table:table-cell office:value-type="string" calcext:value-type="string">
            <text:p>VCC (Vref)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 la fuente del rpi hub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4" calcext:value-type="float">
            <text:p>0.4</text:p>
          </table:table-cell>
          <table:table-cell office:value-type="float" office:value="3.698970004" calcext:value-type="float">
            <text:p>3.698970004</text:p>
          </table:table-cell>
        </table:table-row>
        <table:table-row table:style-name="ro1">
          <table:table-cell office:value-type="string" calcext:value-type="string">
            <text:p>Señal 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1.1" calcext:value-type="float">
            <text:p>1.1</text:p>
          </table:table-cell>
          <table:table-cell office:value-type="float" office:value="2.698970004" calcext:value-type="float">
            <text:p>2.698970004</text:p>
          </table:table-cell>
        </table:table-row>
        <table:table-row table:style-name="ro1">
          <table:table-cell office:value-type="string" calcext:value-type="string">
            <text:p>bits ADC resolution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s (Vo)</text:p>
          </table:table-cell>
          <table:table-cell table:formula="of:=[.B2]-[.B3]*([.B2]-0)/(2^10)" office:value-type="float" office:value="4.90974609375" calcext:value-type="float">
            <text:p>4.90974609375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0.6" calcext:value-type="float">
            <text:p>0.6</text:p>
          </table:table-cell>
          <table:table-cell office:value-type="float" office:value="3.301029996" calcext:value-type="float">
            <text:p>3.301029996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formula="of:=[.B1]*[.B5]/([.B2]-[.B5])" office:value-type="float" office:value="33.6625714285715" calcext:value-type="float">
            <text:p>33.6625714285715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PPM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-[.A9]*([.$B$2]-0)/(2^10)" office:value-type="float" office:value="4.90974609375" calcext:value-type="float">
            <text:p>4.90974609375</text:p>
          </table:table-cell>
          <table:table-cell table:formula="of:=[.$B$1]*[.B9]/([.$B$2]-[.B9])" office:value-type="float" office:value="33.6625714285715" calcext:value-type="float">
            <text:p>33.6625714285715</text:p>
          </table:table-cell>
          <table:table-cell table:formula="of:=[.C9]/[.$B$6]" office:value-type="float" office:value="1" calcext:value-type="float">
            <text:p>1</text:p>
          </table:table-cell>
          <table:table-cell table:formula="of:=[.D9]*[.$I$12]+[.$J$12]" office:value-type="float" office:value="2.819835024" calcext:value-type="float">
            <text:p>2.819835024</text:p>
          </table:table-cell>
          <table:table-cell table:formula="of:=10^[.E9]" office:value-type="float" office:value="660.442517206655" calcext:value-type="float">
            <text:p>660.442517206655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-[.A10]*([.$B$2]-0)/(2^10)" office:value-type="float" office:value="4.7553515625" calcext:value-type="float">
            <text:p>4.7553515625</text:p>
          </table:table-cell>
          <table:table-cell table:formula="of:=[.$B$1]*[.B10]/([.$B$2]-[.B10])" office:value-type="float" office:value="22.8228" calcext:value-type="float">
            <text:p>22.8228</text:p>
          </table:table-cell>
          <table:table-cell table:formula="of:=[.C10]/[.$B$6]" office:value-type="float" office:value="0.677987421383647" calcext:value-type="float">
            <text:p>0.677987421383647</text:p>
          </table:table-cell>
          <table:table-cell table:formula="of:=[.D10]*[.$I$12]+[.$J$12]" office:value-type="float" office:value="3.30655982327547" calcext:value-type="float">
            <text:p>3.30655982327547</text:p>
          </table:table-cell>
          <table:table-cell table:formula="of:=10^[.E10]" office:value-type="float" office:value="2025.62861426781" calcext:value-type="float">
            <text:p>2025.62861426781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2]-[.A11]*([.$B$2]-0)/(2^10)" office:value-type="float" office:value="2.6967578125" calcext:value-type="float">
            <text:p>2.6967578125</text:p>
          </table:table-cell>
          <table:table-cell table:formula="of:=[.$B$1]*[.B11]/([.$B$2]-[.B11])" office:value-type="float" office:value="2.58856" calcext:value-type="float">
            <text:p>2.58856</text:p>
          </table:table-cell>
          <table:table-cell table:formula="of:=[.C11]/[.$B$6]" office:value-type="float" office:value="0.0768972746331236" calcext:value-type="float">
            <text:p>0.076897274633124</text:p>
          </table:table-cell>
          <table:table-cell table:formula="of:=[.D11]*[.$I$12]+[.$J$12]" office:value-type="float" office:value="4.21511278192302" calcext:value-type="float">
            <text:p>4.21511278192302</text:p>
          </table:table-cell>
          <table:table-cell table:formula="of:=10^[.E11]" office:value-type="float" office:value="16410.158732408" calcext:value-type="float">
            <text:p>16410.158732408</text:p>
          </table:table-cell>
          <table:table-cell/>
          <table:table-cell table:style-name="ce2"/>
          <table:table-cell office:value-type="string" calcext:value-type="string">
            <text:p>pendiente</text:p>
          </table:table-cell>
          <table:table-cell office:value-type="string" calcext:value-type="string">
            <text:p>ordenad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2]-[.A12]*([.$B$2]-0)/(2^10)" office:value-type="float" office:value="0.123515625" calcext:value-type="float">
            <text:p>0.123515625</text:p>
          </table:table-cell>
          <table:table-cell table:formula="of:=[.$B$1]*[.B12]/([.$B$2]-[.B12])" office:value-type="float" office:value="0.0592799999999998" calcext:value-type="float">
            <text:p>0.05928</text:p>
          </table:table-cell>
          <table:table-cell table:formula="of:=[.C12]/[.$B$6]" office:value-type="float" office:value="0.00176100628930817" calcext:value-type="float">
            <text:p>0.001761006289308</text:p>
          </table:table-cell>
          <table:table-cell table:formula="of:=[.D12]*[.$I$12]+[.$J$12]" office:value-type="float" office:value="4.32868190175396" calcext:value-type="float">
            <text:p>4.32868190175396</text:p>
          </table:table-cell>
          <table:table-cell table:formula="of:=10^[.E12]" office:value-type="float" office:value="21314.831400988" calcext:value-type="float">
            <text:p>21314.831400988</text:p>
          </table:table-cell>
          <table:table-cell/>
          <table:table-cell table:style-name="ce2"/>
          <table:table-cell office:value-type="float" office:value="-1.511508654" calcext:value-type="float">
            <text:p>-1.511508654</text:p>
          </table:table-cell>
          <table:table-cell office:value-type="float" office:value="4.331343678" calcext:value-type="float">
            <text:p>4.331343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28:22.214898126</meta:creation-date>
    <dc:date>2018-04-08T17:08:31.749712931</dc:date>
    <meta:editing-duration>PT19M37S</meta:editing-duration>
    <meta:editing-cycles>3</meta:editing-cycles>
    <meta:generator>LibreOffice/6.0.2.1.0$Linux_X86_64 LibreOffice_project/00m0$Build-1</meta:generator>
    <meta:document-statistic meta:table-count="1" meta:cell-count="67" meta:object-count="0"/>
  </office:meta>
</office:document-meta>
</file>